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a2833" officeooo:paragraph-rsid="001a2833"/>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ba954" officeooo:paragraph-rsid="001ba954"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ba954" officeooo:paragraph-rsid="001e642a"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c4984" officeooo:paragraph-rsid="001c4984" style:font-weight-asian="bold" style:font-weight-complex="bold"/>
    </style:style>
    <style:style style:name="P5" style:family="paragraph" style:parent-style-name="Standard">
      <style:paragraph-properties fo:text-align="justify" style:justify-single-word="false"/>
      <style:text-properties style:text-underline-style="none" fo:font-weight="normal" officeooo:rsid="001ba954" officeooo:paragraph-rsid="001ba954"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ba954" officeooo:paragraph-rsid="001e642a"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c4984" officeooo:paragraph-rsid="001c4984"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e642a" officeooo:paragraph-rsid="001e642a" style:font-weight-asian="normal" style:font-weight-complex="normal"/>
    </style:style>
    <style:style style:name="P9" style:family="paragraph" style:parent-style-name="Standard">
      <style:paragraph-properties fo:text-align="justify" style:justify-single-word="false"/>
      <style:text-properties officeooo:rsid="001ba954" officeooo:paragraph-rsid="001ba954"/>
    </style:style>
    <style:style style:name="P10" style:family="paragraph" style:parent-style-name="Standard">
      <style:text-properties officeooo:rsid="001ba954" officeooo:paragraph-rsid="001a2833"/>
    </style:style>
    <style:style style:name="P11" style:family="paragraph" style:parent-style-name="Standard">
      <style:paragraph-properties fo:text-align="start" style:justify-single-word="false"/>
      <style:text-properties fo:font-size="12pt" style:text-underline-style="none" fo:font-weight="normal" officeooo:rsid="001ba954" officeooo:paragraph-rsid="001c498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e642a" officeooo:paragraph-rsid="001e642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text-underline-style="none" fo:font-weight="normal" officeooo:rsid="001e642a" officeooo:paragraph-rsid="001e642a"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ff994" officeooo:paragraph-rsid="001ff994"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1ff994" officeooo:paragraph-rsid="00211358"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211358" officeooo:paragraph-rsid="00211358"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211358" officeooo:paragraph-rsid="00215ea9"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215ea9" officeooo:paragraph-rsid="00215ea9" style:font-weight-asian="normal" style:font-weight-complex="normal"/>
    </style:style>
    <style:style style:name="T1" style:family="text">
      <style:text-properties officeooo:rsid="001ba954"/>
    </style:style>
    <style:style style:name="T2" style:family="text">
      <style:text-properties officeooo:rsid="001c4984"/>
    </style:style>
    <style:style style:name="T3" style:family="text">
      <style:text-properties officeooo:rsid="001c6a92"/>
    </style:style>
    <style:style style:name="T4" style:family="text">
      <style:text-properties officeooo:rsid="001ca80b"/>
    </style:style>
    <style:style style:name="T5" style:family="text">
      <style:text-properties officeooo:rsid="001e642a"/>
    </style:style>
    <style:style style:name="T6" style:family="text">
      <style:text-properties officeooo:rsid="00211358"/>
    </style:style>
    <style:style style:name="T7" style:family="text">
      <style:text-properties officeooo:rsid="00215e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page</text:p>
      <text:p text:style-name="P11">NearestNeigbour</text:p>
      <text:p text:style-name="P10"/>
      <text:p text:style-name="P9">section(NearestNeigbour)</text:p>
      <text:p text:style-name="P9"/>
      <text:p text:style-name="P1"/>
      <text:p text:style-name="P9">section(principe)</text:p>
      <text:p text:style-name="P1">Le Principe de l'algorithme de NearestNeigbour est de parcourir u<text:span text:style-name="T1">n graphe</text:span> en passant par le voisin le plus proche du sommet actuel <text:span text:style-name="T1">successivement sans repasser par la même ville sauf pour la première et la dernière qui sont identique pour faire un cycle et de retourner la distance totale obtenue.</text:span></text:p>
      <text:p text:style-name="P1"/>
      <text:p text:style-name="P2">I Présentation de l'algorithme NearestNeigbour :</text:p>
      <text:p text:style-name="P2"/>
      <text:p text:style-name="P4">Pseudocode :</text:p>
      <text:p text:style-name="P7"/>
      <text:p text:style-name="P5">Algorithme de NearestNeigbour(Graphe <text:span text:style-name="T3">graph</text:span> , <text:span text:style-name="T2">int departChemin</text:span>, <text:span text:style-name="T2">ref distanceAcc</text:span>)</text:p>
      <text:p text:style-name="P5"><text:tab/><text:span text:style-name="T2">taille= taille du graphe</text:span></text:p>
      <text:p text:style-name="P5"><text:tab/><text:span text:style-name="T3">tab= tableau</text:span> de taille du graphe contenant des entiers <text:span text:style-name="T5">représentant des villes</text:span></text:p>
      <text:p text:style-name="P5"><text:tab/><text:span text:style-name="T3">tabAParcourir=tableau de</text:span> taille du graphe contenant des booléens</text:p>
      <text:p text:style-name="P5"><text:tab/><text:span text:style-name="T3">dernierVisite= departChemin</text:span></text:p>
      <text:p text:style-name="P5"><text:tab/><text:span text:style-name="T2">i=1</text:span></text:p>
      <text:p text:style-name="P5"><text:tab/><text:span text:style-name="T2">tant que i &lt; taille</text:span></text:p>
      <text:p text:style-name="P5"><text:tab/><text:span text:style-name="T4">|</text:span><text:tab/><text:span text:style-name="T3">dernierVisite=voisin le plus proche disponible </text:span></text:p>
      <text:p text:style-name="P5"><text:tab/><text:span text:style-name="T4">|</text:span><text:tab/><text:span text:style-name="T5">i++</text:span></text:p>
      <text:p text:style-name="P5"><text:tab/><text:span text:style-name="T4">|</text:span><text:tab/><text:span text:style-name="T4">tabAParcourir[dernierVisite]=false</text:span></text:p>
      <text:p text:style-name="P5"><text:tab/><text:span text:style-name="T4">|</text:span><text:tab/><text:span text:style-name="T4">tab[i-1]=dernierVisite</text:span></text:p>
      <text:p text:style-name="P5"><text:tab/><text:span text:style-name="T4">fin tant que</text:span></text:p>
      <text:p text:style-name="P5"><text:tab/><text:span text:style-name="T4">free(tabAParcourir)</text:span></text:p>
      <text:p text:style-name="P5"><text:tab/>*<text:span text:style-name="T4">(distanceAcc)+=distance_ville(graph,dernierVisite,departChemin)</text:span></text:p>
      <text:p text:style-name="P5"><text:tab/><text:span text:style-name="T4">tab[i]=departchemin</text:span></text:p>
      <text:p text:style-name="P5"><text:tab/><text:span text:style-name="T4">retourner tab</text:span></text:p>
      <text:p text:style-name="P5"/>
      <text:p text:style-name="P5"><text:tab/></text:p>
      <text:p text:style-name="P8">Le tableau tabAParcourir correspond aux villes qui n'ont pas été visitées. La référence distanceAcc contient la distance du parcours total après l'exécution de l'algorithme . A chaque passage dans la boucle on ajoute la ville la plus proche de la dernière visitée . On exécute des free pour libérer la mémoire.</text:p>
      <text:p text:style-name="P3"/>
      <text:p text:style-name="P3"/>
      <text:p text:style-name="P3"/>
      <text:p text:style-name="P3"/>
      <text:p text:style-name="P3"/>
      <text:p text:style-name="P6"/>
      <text:p text:style-name="P6"><text:tab/><text:tab/></text:p>
      <text:p text:style-name="P5"><text:tab/></text:p>
      <text:p text:style-name="P5"><text:tab/></text:p>
      <text:p text:style-name="P5"><text:tab/></text:p>
      <text:p text:style-name="P11">new page</text:p>
      <text:p text:style-name="P7"/>
      <text:p text:style-name="P7">Prim</text:p>
      <text:p text:style-name="P5"/>
      <text:p text:style-name="P11"><text:soft-page-break/>new page</text:p>
      <text:p text:style-name="P12">Prim</text:p>
      <text:p text:style-name="P10"/>
      <text:p text:style-name="P9">section(<text:span text:style-name="T5">Prim</text:span>)</text:p>
      <text:p text:style-name="P5"/>
      <text:p text:style-name="P5">L <text:span text:style-name="T4">' algorithme de Prim</text:span> est un <text:span text:style-name="T2">algorithme</text:span> qui permet de trouver un <text:span text:style-name="T2">arbre couvrant minimal</text:span> dans un <text:span text:style-name="T2">graphe connexe</text:span> <text:span text:style-name="T2">(c'est à dire que tous ses sommets sont liés) </text:span>valué et non-orienté. <text:span text:style-name="T2">C</text:span>et algorithme <text:span text:style-name="T2">forme un nouvel arbre</text:span> sur l'ensemble des sommets du graphe initial, tel que la somme des poids de ces arêtes soit minimale <text:span text:style-name="T2">dans ce cas, ayant une distance minimal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8"><text:s text:c="2"/>\newpage </text:p>
      <text:p text:style-name="P8"/>
      <text:p text:style-name="P8">Branch and bound : </text:p>
      <text:p text:style-name="P8"/>
      <text:p text:style-name="P8"><text:s text:c="2"/>\section {Branch and Bound} </text:p>
      <text:p text:style-name="P8"/>
      <text:p text:style-name="P8"><text:s/>\subsection{Principe} </text:p>
      <text:p text:style-name="P8">L'algorithme Branch and bound est une amélioration du Brute Force. Plutôt que parcourir et tester tous les parcours possibles comme sa version simplifiée, il calcule à tout instant la distance du parcours qu'il teste et avorte le test si la distance parcourue au moment t dépasse la distance la plus courte enregistrée pour un parcours complet. Cet algorithme épargne ainsi des tests à l'utilisateur et diminue grandement la complexité en temps et en mémoire par rapport à Brute Force. L'avantage de Branch and Bound et Brute Force par rapport aux autres heuristiques implémentés est qu'is renvoient une solution exacte.</text:p>
      <text:p text:style-name="P8"/>
      <text:p text:style-name="P8"><text:s/>\subsection{pseudo-code} </text:p>
      <text:p text:style-name="P8"/>
      <text:p text:style-name="P8"/>
      <text:p text:style-name="P8"/>
      <text:p text:style-name="P14">Algorithme BruteForceOptiRecursif(Graphe g, <text:s text:c="2"/>int indicePrecedent, int profondeur, <text:s/>double distance, int* <text:span text:style-name="T6">c</text:span>hemin, bool* tab<text:span text:style-name="T6">Dispo</text:span>, double* meilleureDistance, <text:s/>int* meilleurChemin)</text:p>
      <text:p text:style-name="P14"><text:tab/><text:span text:style-name="T6">c</text:span>hemin[profondeur] = <text:span text:style-name="T6">indicePrecedent</text:span></text:p>
      <text:p text:style-name="P14"><text:tab/><text:span text:style-name="T6">tabDispo[indicePrecedent] = true</text:span></text:p>
      <text:p text:style-name="P14"><text:tab/><text:span text:style-name="T6">profondeur ++</text:span></text:p>
      <text:p text:style-name="P14"><text:tab/><text:span text:style-name="T6">si distance &gt;= meilleureDistance</text:span></text:p>
      <text:p text:style-name="P15"><text:tab/><text:tab/><text:span text:style-name="T6">tabDispo[indicePrecedent]=false</text:span></text:p>
      <text:p text:style-name="P15"><text:span text:style-name="T6"><text:tab/><text:tab/>arretFonction</text:span></text:p>
      <text:p text:style-name="P15"><text:tab/><text:span text:style-name="T6">si profondeur == taille du graphe</text:span></text:p>
      <text:p text:style-name="P15"><text:tab/><text:tab/><text:span text:style-name="T6">distance+= la distance entre indicePrecedent et chemin[0]</text:span></text:p>
      <text:p text:style-name="P16"><text:tab/><text:tab/>si distance &lt; meilleureDistance</text:p>
      <text:p text:style-name="P16"><text:tab/><text:tab/><text:tab/>meilleureDistance = distance</text:p>
      <text:p text:style-name="P16"><text:tab/><text:tab/><text:tab/>copie du tableau chemin dans le tableau meilleurChemin</text:p>
      <text:p text:style-name="P16"><text:tab/>pour i allant de 1 à taille faire</text:p>
      <text:p text:style-name="P16"><text:tab/><text:tab/>si la ville i a été visitée</text:p>
      <text:p text:style-name="P16"><text:tab/><text:tab/><text:tab/>BruteForceOptiRecursif(g, i, profondeur, distance + la distance entre i et la <text:tab/><text:tab/><text:tab/>ville précédente dans le tableau meilleurChemin, chemin, <text:tab/>tabDispo, <text:tab/><text:tab/><text:tab/><text:tab/>meilleureDistance, <text:s/>meilleurChemin)</text:p>
      <text:p text:style-name="P17"><text:tab/><text:span text:style-name="T7">tabDispo[indicePrecedent]=false</text:span></text:p>
      <text:p text:style-name="P17"><text:tab/><text:span text:style-name="T7">arretFonction</text:span></text:p>
      <text:p text:style-name="P17"/>
      <text:p text:style-name="P17"/>
      <text:p text:style-name="P18">Cet algorithme effectue un parcours du tableau de villes en mettant indisponibles les villes sur lesquelles il est déjà passé, tout en vérifiant à chaque instant que la meilleure distance enregistrée pour le moment n'est pas dépassée par la distance du parcours qui est testé (même s'il n'est pas complet). Tant que tous les parcours n'ont pas été testés ou invalidés, l'algorithme se rappelle lui même. A la fin, le meilleur parcours est contenu dans le tableau meilleurChe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fried Lanseau</meta:initial-creator>
    <meta:creation-date>2014-04-16T12:09:53.123081829</meta:creation-date>
    <dc:date>2014-04-16T16:54:06.832433224</dc:date>
    <dc:creator>Wilfried Lanseau</dc:creator>
    <meta:editing-duration>PT11M27S</meta:editing-duration>
    <meta:editing-cycles>5</meta:editing-cycles>
    <meta:generator>LibreOffice/4.1.5.3$Linux_X86_64 LibreOffice_project/410m0$Build-3</meta:generator>
    <meta:document-statistic meta:table-count="0" meta:image-count="0" meta:object-count="0" meta:page-count="4" meta:paragraph-count="59" meta:word-count="530" meta:character-count="3752" meta:non-whitespace-character-count="3197"/>
  </office:meta>
</office:document-meta>
</file>